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83316" officeooo:paragraph-rsid="00083316" style:font-size-asian="16pt" style:font-size-complex="18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以i32d代表32bit的整數</text:p>
      <text:p text:style-name="P1">以i64d代表64bit的整數</text:p>
      <text:p text:style-name="P1">source:https://zh.wikipedia.org/wiki/%E6%A0%BC%E5%BC%8F%E5%8C%96%E5%AD%97%E7%AC%A6%E4%B8%B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2T15:42:29.724411184</meta:creation-date>
    <dc:date>2020-12-02T15:46:41.615160572</dc:date>
    <meta:editing-duration>PT7S</meta:editing-duration>
    <meta:editing-cycles>1</meta:editing-cycles>
    <meta:document-statistic meta:table-count="0" meta:image-count="0" meta:object-count="0" meta:page-count="1" meta:paragraph-count="3" meta:word-count="17" meta:character-count="121" meta:non-whitespace-character-count="121"/>
    <meta:generator>LibreOffice/7.0.2.2$Linux_X86_64 LibreOffice_project/00$Build-2</meta:generator>
  </office:meta>
</office:document-meta>
</file>